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6169" officeooo:paragraph-rsid="001f61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 url</text:p>
      <text:p text:style-name="Standard"/>
      <text:p text:style-name="Text_20_body">#PHP - Les paramètres d'URL ##Exercice 1 Faire une page index.php. Tester sur cette page que tous les paramètres de cette URL existent et les afficher: <text:span text:style-name="Strong_20_Emphasis">index.php?nom=Nemare&amp;prenom=Jean</text:span></text:p>
      <text:p text:style-name="Text_20_body">##Exercice 2 Faire une page index.php. Tester sur cette page que le paramètre <text:span text:style-name="Strong_20_Emphasis">age</text:span> existe et si c'est le cas l'afficher sinon le signaler : <text:span text:style-name="Strong_20_Emphasis">index.php?nom=Nemare&amp;prenom=Jean</text:span></text:p>
      <text:p text:style-name="Text_20_body">##Exercice 3 Faire une page index.php. Tester sur cette page que tous les paramètres de cette URL existent et les afficher: <text:span text:style-name="Strong_20_Emphasis">index.php?dateDebut=2/05/2016&amp;dateFin=27/11/2016</text:span></text:p>
      <text:p text:style-name="Text_20_body">##Exercice 4 Faire une page index.php. Tester sur cette page que tous les paramètres de cette URL existent et les afficher: <text:span text:style-name="Strong_20_Emphasis">index.php?langage=PHP&amp;serveur=LAMP</text:span></text:p>
      <text:p text:style-name="Text_20_body">##Exercice 5 Faire une page index.php. Tester sur cette page que tous les paramètres de cette URL existent et les afficher: <text:span text:style-name="Strong_20_Emphasis">index.php?semaine=12</text:span></text:p>
      <text:p text:style-name="Text_20_body">##Exercice 6 Faire une page index.php. Tester sur cette page que tous les paramètres de cette URL existent et les afficher: <text:span text:style-name="Strong_20_Emphasis">index.php?batiment=12&amp;salle=101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0:06:27.182110697</meta:creation-date>
    <dc:date>2017-03-22T10:07:06.015955981</dc:date>
    <meta:editing-duration>PT39S</meta:editing-duration>
    <meta:editing-cycles>1</meta:editing-cycles>
    <meta:document-statistic meta:table-count="0" meta:image-count="0" meta:object-count="0" meta:page-count="1" meta:paragraph-count="7" meta:word-count="143" meta:character-count="991" meta:non-whitespace-character-count="855"/>
    <meta:generator>LibreOffice/5.1.6.2$Linux_X86_64 LibreOffice_project/10m0$Build-2</meta:generator>
  </office:meta>
</office:document-meta>
</file>